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31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X40_bp_mdh_rotated_doubleQR_compar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OL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L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diff </text:p>
          </table:table-cell>
          <table:table-cell/>
        </table:table-row>
        <table:table-row table:style-name="ro1">
          <table:table-cell office:value-type="string" calcext:value-type="string">
            <text:p>Izz1 + 1.0*Ia1 + 1.0*Iyy2 + 1.0*Iyy3 + 0.07*mz3 + 0.05185*m3 + 0.05185*m4 + 0.05185*m5 + 0.05185*m6</text:p>
          </table:table-cell>
          <table:table-cell office:value-type="float" office:value="1.226498" calcext:value-type="float">
            <text:p>1.226498</text:p>
          </table:table-cell>
          <table:table-cell office:value-type="float" office:value="0.69" calcext:value-type="float">
            <text:p>0.69</text:p>
          </table:table-cell>
          <table:table-cell office:value-type="float" office:value="1.22136" calcext:value-type="float">
            <text:p>1.22136</text:p>
          </table:table-cell>
          <table:table-cell office:value-type="float" office:value="0.46" calcext:value-type="float">
            <text:p>0.46</text:p>
          </table:table-cell>
          <table:table-cell office:value-type="float" office:value="1.24" calcext:value-type="float">
            <text:p>1.24</text:p>
          </table:table-cell>
          <table:table-cell office:value-type="float" office:value="1.1115" calcext:value-type="float">
            <text:p>1.1115</text:p>
          </table:table-cell>
          <table:table-cell table:formula="of:=100*ABS( ([.F2]-[.D2])/[.F2])" office:value-type="float" office:value="1.50322580645161" calcext:value-type="float">
            <text:p>1.50322580645161</text:p>
          </table:table-cell>
          <table:table-cell/>
        </table:table-row>
        <table:table-row table:style-name="ro1">
          <table:table-cell office:value-type="string" calcext:value-type="string">
            <text:p>fv1</text:p>
          </table:table-cell>
          <table:table-cell office:value-type="float" office:value="7.941472" calcext:value-type="float">
            <text:p>7.941472</text:p>
          </table:table-cell>
          <table:table-cell office:value-type="float" office:value="0.38" calcext:value-type="float">
            <text:p>0.38</text:p>
          </table:table-cell>
          <table:table-cell office:value-type="float" office:value="7.93002" calcext:value-type="float">
            <text:p>7.93002</text:p>
          </table:table-cell>
          <table:table-cell office:value-type="float" office:value="0.54" calcext:value-type="float">
            <text:p>0.54</text:p>
          </table:table-cell>
          <table:table-cell office:value-type="float" office:value="8.05" calcext:value-type="float">
            <text:p>8.05</text:p>
          </table:table-cell>
          <table:table-cell office:value-type="float" office:value="0.6769" calcext:value-type="float">
            <text:p>0.6769</text:p>
          </table:table-cell>
          <table:table-cell table:formula="of:=100*ABS( ([.F3]-[.D3])/[.F3])" office:value-type="float" office:value="1.49043478260871" calcext:value-type="float">
            <text:p>1.49043478260871</text:p>
          </table:table-cell>
          <table:table-cell/>
        </table:table-row>
        <table:table-row table:style-name="ro1">
          <table:table-cell office:value-type="string" calcext:value-type="string">
            <text:p>fs1</text:p>
          </table:table-cell>
          <table:table-cell office:value-type="float" office:value="7.564161" calcext:value-type="float">
            <text:p>7.564161</text:p>
          </table:table-cell>
          <table:table-cell office:value-type="float" office:value="1.2" calcext:value-type="float">
            <text:p>1.2</text:p>
          </table:table-cell>
          <table:table-cell office:value-type="float" office:value="7.597143" calcext:value-type="float">
            <text:p>7.597143</text:p>
          </table:table-cell>
          <table:table-cell office:value-type="float" office:value="1.72" calcext:value-type="float">
            <text:p>1.72</text:p>
          </table:table-cell>
          <table:table-cell office:value-type="float" office:value="7.14" calcext:value-type="float">
            <text:p>7.14</text:p>
          </table:table-cell>
          <table:table-cell office:value-type="float" office:value="2.2356" calcext:value-type="float">
            <text:p>2.2356</text:p>
          </table:table-cell>
          <table:table-cell table:formula="of:=100*ABS( ([.F4]-[.D4])/[.F4])" office:value-type="float" office:value="6.40256302521009" calcext:value-type="float">
            <text:p>6.40256302521009</text:p>
          </table:table-cell>
          <table:table-cell/>
        </table:table-row>
        <table:table-row table:style-name="ro1">
          <table:table-cell office:value-type="string" calcext:value-type="string">
            <text:p>off1</text:p>
          </table:table-cell>
          <table:table-cell office:value-type="float" office:value="0.332749" calcext:value-type="float">
            <text:p>0.332749</text:p>
          </table:table-cell>
          <table:table-cell office:value-type="float" office:value="13.62" calcext:value-type="float">
            <text:p>13.62</text:p>
          </table:table-cell>
          <table:table-cell office:value-type="float" office:value="0.340072" calcext:value-type="float">
            <text:p>0.340072</text:p>
          </table:table-cell>
          <table:table-cell office:value-type="float" office:value="19.58" calcext:value-type="float">
            <text:p>19.58</text:p>
          </table:table-cell>
          <table:table-cell office:value-type="float" office:value="0.392" calcext:value-type="float">
            <text:p>0.392</text:p>
          </table:table-cell>
          <table:table-cell office:value-type="float" office:value="21.8748" calcext:value-type="float">
            <text:p>21.8748</text:p>
          </table:table-cell>
          <table:table-cell table:formula="of:=100*ABS( ([.F5]-[.D5])/[.F5])" office:value-type="float" office:value="13.2469387755102" calcext:value-type="float">
            <text:p>13.2469387755102</text:p>
          </table:table-cell>
          <table:table-cell/>
        </table:table-row>
        <table:table-row table:style-name="ro1">
          <table:table-cell table:number-columns-repeated="7"/>
          <table:table-cell table:formula="of:=100*ABS( ([.F6]-[.D6])/[.F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xx2 - 1.0*Iyy2 - 0.050625*m3 - 0.050625*m4 - 0.050625*m5 - 0.050625*m6</text:p>
          </table:table-cell>
          <table:table-cell office:value-type="float" office:value="-0.459544" calcext:value-type="float">
            <text:p>-0.459544</text:p>
          </table:table-cell>
          <table:table-cell office:value-type="float" office:value="1.5" calcext:value-type="float">
            <text:p>1.5</text:p>
          </table:table-cell>
          <table:table-cell office:value-type="float" office:value="-0.448668" calcext:value-type="float">
            <text:p>-0.448668</text:p>
          </table:table-cell>
          <table:table-cell office:value-type="float" office:value="1.18" calcext:value-type="float">
            <text:p>1.18</text:p>
          </table:table-cell>
          <table:table-cell office:value-type="float" office:value="-0.466" calcext:value-type="float">
            <text:p>-0.466</text:p>
          </table:table-cell>
          <table:table-cell office:value-type="float" office:value="2.5875" calcext:value-type="float">
            <text:p>2.5875</text:p>
          </table:table-cell>
          <table:table-cell table:formula="of:=100*ABS( ([.F7]-[.D7])/[.F7])" office:value-type="float" office:value="3.71931330472104" calcext:value-type="float">
            <text:p>3.71931330472104</text:p>
          </table:table-cell>
          <table:table-cell/>
        </table:table-row>
        <table:table-row table:style-name="ro1">
          <table:table-cell office:value-type="string" calcext:value-type="string">
            <text:p>Ixy2</text:p>
          </table:table-cell>
          <table:table-cell office:value-type="float" office:value="-0.001087" calcext:value-type="float">
            <text:p>-0.001087</text:p>
          </table:table-cell>
          <table:table-cell office:value-type="float" office:value="303.89" calcext:value-type="float">
            <text:p>303.89</text:p>
          </table:table-cell>
          <table:table-cell office:value-type="float" office:value="0.017781" calcext:value-type="float">
            <text:p>0.017781</text:p>
          </table:table-cell>
          <table:table-cell office:value-type="float" office:value="14.22" calcext:value-type="float">
            <text:p>14.22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171.7591" calcext:value-type="float">
            <text:p>171.7591</text:p>
          </table:table-cell>
          <table:table-cell table:formula="of:=100*ABS( ([.F8]-[.D8])/[.F8])" office:value-type="float" office:value="396.675977653631" calcext:value-type="float">
            <text:p>396.675977653631</text:p>
          </table:table-cell>
          <table:table-cell/>
        </table:table-row>
        <table:table-row table:style-name="ro1">
          <table:table-cell office:value-type="string" calcext:value-type="string">
            <text:p>Ixz2 - 0.225*mz3 - 0.007875*m3 - 0.007875*m4 - 0.007875*m5 - 0.007875*m6</text:p>
          </table:table-cell>
          <table:table-cell office:value-type="float" office:value="-0.15995" calcext:value-type="float">
            <text:p>-0.15995</text:p>
          </table:table-cell>
          <table:table-cell office:value-type="float" office:value="2.25" calcext:value-type="float">
            <text:p>2.25</text:p>
          </table:table-cell>
          <table:table-cell office:value-type="float" office:value="-0.157613" calcext:value-type="float">
            <text:p>-0.157613</text:p>
          </table:table-cell>
          <table:table-cell office:value-type="float" office:value="1.25" calcext:value-type="float">
            <text:p>1.25</text:p>
          </table:table-cell>
          <table:table-cell office:value-type="float" office:value="-0.16" calcext:value-type="float">
            <text:p>-0.16</text:p>
          </table:table-cell>
          <table:table-cell office:value-type="float" office:value="4.1141" calcext:value-type="float">
            <text:p>4.1141</text:p>
          </table:table-cell>
          <table:table-cell table:formula="of:=100*ABS( ([.F9]-[.D9])/[.F9])" office:value-type="float" office:value="1.491875" calcext:value-type="float">
            <text:p>1.491875</text:p>
          </table:table-cell>
          <table:table-cell/>
        </table:table-row>
        <table:table-row table:style-name="ro1">
          <table:table-cell office:value-type="string" calcext:value-type="string">
            <text:p>Iyz2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51.18" calcext:value-type="float">
            <text:p>51.18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12.96" calcext:value-type="float">
            <text:p>12.96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149.3633" calcext:value-type="float">
            <text:p>149.3633</text:p>
          </table:table-cell>
          <table:table-cell table:formula="of:=100*ABS( ([.F10]-[.D10])/[.F10])" office:value-type="float" office:value="262.749244712991" calcext:value-type="float">
            <text:p>262.749244712991</text:p>
          </table:table-cell>
          <table:table-cell/>
        </table:table-row>
        <table:table-row table:style-name="ro1">
          <table:table-cell office:value-type="string" calcext:value-type="string">
            <text:p>Izz2 + 1.0*Ia2 + 0.050625*m3 + 0.050625*m4 + 0.050625*m5 + 0.050625*m6</text:p>
          </table:table-cell>
          <table:table-cell office:value-type="float" office:value="1.039099" calcext:value-type="float">
            <text:p>1.039099</text:p>
          </table:table-cell>
          <table:table-cell office:value-type="float" office:value="0.6" calcext:value-type="float">
            <text:p>0.6</text:p>
          </table:table-cell>
          <table:table-cell office:value-type="float" office:value="1.027707" calcext:value-type="float">
            <text:p>1.027707</text:p>
          </table:table-cell>
          <table:table-cell office:value-type="float" office:value="0.25" calcext:value-type="float">
            <text:p>0.25</text:p>
          </table:table-cell>
          <table:table-cell office:value-type="float" office:value="1.08" calcext:value-type="float">
            <text:p>1.08</text:p>
          </table:table-cell>
          <table:table-cell office:value-type="float" office:value="1.0119" calcext:value-type="float">
            <text:p>1.0119</text:p>
          </table:table-cell>
          <table:table-cell table:formula="of:=100*ABS( ([.F11]-[.D11])/[.F11])" office:value-type="float" office:value="4.84194444444446" calcext:value-type="float">
            <text:p>4.84194444444446</text:p>
          </table:table-cell>
          <table:table-cell/>
        </table:table-row>
        <table:table-row table:style-name="ro1">
          <table:table-cell office:value-type="string" calcext:value-type="string">
            <text:p>mx2 + 0.225*m3 + 0.225*m4 + 0.225*m5 + 0.225*m6</text:p>
          </table:table-cell>
          <table:table-cell office:value-type="float" office:value="2.284321" calcext:value-type="float">
            <text:p>2.284321</text:p>
          </table:table-cell>
          <table:table-cell office:value-type="float" office:value="1.35" calcext:value-type="float">
            <text:p>1.35</text:p>
          </table:table-cell>
          <table:table-cell office:value-type="float" office:value="2.214338" calcext:value-type="float">
            <text:p>2.214338</text:p>
          </table:table-cell>
          <table:table-cell office:value-type="float" office:value="0.58" calcext:value-type="float">
            <text:p>0.58</text:p>
          </table:table-cell>
          <table:table-cell office:value-type="float" office:value="2.22" calcext:value-type="float">
            <text:p>2.22</text:p>
          </table:table-cell>
          <table:table-cell office:value-type="float" office:value="2.4256" calcext:value-type="float">
            <text:p>2.4256</text:p>
          </table:table-cell>
          <table:table-cell table:formula="of:=100*ABS( ([.F12]-[.D12])/[.F12])" office:value-type="float" office:value="0.255045045045048" calcext:value-type="float">
            <text:p>0.255045045045048</text:p>
          </table:table-cell>
          <table:table-cell/>
        </table:table-row>
        <table:table-row table:style-name="ro1">
          <table:table-cell office:value-type="string" calcext:value-type="string">
            <text:p>my2</text:p>
          </table:table-cell>
          <table:table-cell office:value-type="float" office:value="0.099711" calcext:value-type="float">
            <text:p>0.099711</text:p>
          </table:table-cell>
          <table:table-cell office:value-type="float" office:value="26.02" calcext:value-type="float">
            <text:p>26.02</text:p>
          </table:table-cell>
          <table:table-cell office:value-type="float" office:value="0.080547" calcext:value-type="float">
            <text:p>0.080547</text:p>
          </table:table-cell>
          <table:table-cell office:value-type="float" office:value="14.22" calcext:value-type="float">
            <text:p>14.22</text:p>
          </table:table-cell>
          <table:table-cell office:value-type="float" office:value="0.136" calcext:value-type="float">
            <text:p>0.136</text:p>
          </table:table-cell>
          <table:table-cell office:value-type="float" office:value="32.9494" calcext:value-type="float">
            <text:p>32.9494</text:p>
          </table:table-cell>
          <table:table-cell table:formula="of:=100*ABS( ([.F13]-[.D13])/[.F13])" office:value-type="float" office:value="40.7742647058824" calcext:value-type="float">
            <text:p>40.7742647058824</text:p>
          </table:table-cell>
          <table:table-cell/>
        </table:table-row>
        <table:table-row table:style-name="ro1">
          <table:table-cell office:value-type="string" calcext:value-type="string">
            <text:p>fv2</text:p>
          </table:table-cell>
          <table:table-cell office:value-type="float" office:value="5.360539" calcext:value-type="float">
            <text:p>5.360539</text:p>
          </table:table-cell>
          <table:table-cell office:value-type="float" office:value="0.61" calcext:value-type="float">
            <text:p>0.61</text:p>
          </table:table-cell>
          <table:table-cell office:value-type="float" office:value="5.373266" calcext:value-type="float">
            <text:p>5.373266</text:p>
          </table:table-cell>
          <table:table-cell office:value-type="float" office:value="0.24" calcext:value-type="float">
            <text:p>0.24</text:p>
          </table:table-cell>
          <table:table-cell office:value-type="float" office:value="5.53" calcext:value-type="float">
            <text:p>5.53</text:p>
          </table:table-cell>
          <table:table-cell office:value-type="float" office:value="1.0416" calcext:value-type="float">
            <text:p>1.0416</text:p>
          </table:table-cell>
          <table:table-cell table:formula="of:=100*ABS( ([.F14]-[.D14])/[.F14])" office:value-type="float" office:value="2.83424954792044" calcext:value-type="float">
            <text:p>2.83424954792044</text:p>
          </table:table-cell>
          <table:table-cell/>
        </table:table-row>
        <table:table-row table:style-name="ro1">
          <table:table-cell office:value-type="string" calcext:value-type="string">
            <text:p>fs2</text:p>
          </table:table-cell>
          <table:table-cell office:value-type="float" office:value="8.759319" calcext:value-type="float">
            <text:p>8.759319</text:p>
          </table:table-cell>
          <table:table-cell office:value-type="float" office:value="0.92" calcext:value-type="float">
            <text:p>0.92</text:p>
          </table:table-cell>
          <table:table-cell office:value-type="float" office:value="8.750773" calcext:value-type="float">
            <text:p>8.750773</text:p>
          </table:table-cell>
          <table:table-cell office:value-type="float" office:value="0.36" calcext:value-type="float">
            <text:p>0.36</text:p>
          </table:table-cell>
          <table:table-cell office:value-type="float" office:value="8.26" calcext:value-type="float">
            <text:p>8.26</text:p>
          </table:table-cell>
          <table:table-cell office:value-type="float" office:value="1.6916" calcext:value-type="float">
            <text:p>1.6916</text:p>
          </table:table-cell>
          <table:table-cell table:formula="of:=100*ABS( ([.F15]-[.D15])/[.F15])" office:value-type="float" office:value="5.94156174334141" calcext:value-type="float">
            <text:p>5.94156174334141</text:p>
          </table:table-cell>
          <table:table-cell/>
        </table:table-row>
        <table:table-row table:style-name="ro1">
          <table:table-cell office:value-type="string" calcext:value-type="string">
            <text:p>off2</text:p>
          </table:table-cell>
          <table:table-cell office:value-type="float" office:value="1.876834" calcext:value-type="float">
            <text:p>1.876834</text:p>
          </table:table-cell>
          <table:table-cell office:value-type="float" office:value="19.21" calcext:value-type="float">
            <text:p>19.21</text:p>
          </table:table-cell>
          <table:table-cell office:value-type="float" office:value="1.580268" calcext:value-type="float">
            <text:p>1.580268</text:p>
          </table:table-cell>
          <table:table-cell office:value-type="float" office:value="9.32" calcext:value-type="float">
            <text:p>9.32</text:p>
          </table:table-cell>
          <table:table-cell office:value-type="float" office:value="1.37" calcext:value-type="float">
            <text:p>1.37</text:p>
          </table:table-cell>
          <table:table-cell office:value-type="float" office:value="44.5933" calcext:value-type="float">
            <text:p>44.5933</text:p>
          </table:table-cell>
          <table:table-cell table:formula="of:=100*ABS( ([.F16]-[.D16])/[.F16])" office:value-type="float" office:value="15.3480291970803" calcext:value-type="float">
            <text:p>15.3480291970803</text:p>
          </table:table-cell>
          <table:table-cell/>
        </table:table-row>
        <table:table-row table:style-name="ro1">
          <table:table-cell table:number-columns-repeated="7"/>
          <table:table-cell table:formula="of:=100*ABS( ([.F17]-[.D17])/[.F1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xx3 - 1.0*Iyy3 + 1.0*Iyy4 + 0.45*mz4 + 0.050625*m4 + 0.050625*m5 + 0.050625*m6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5.15" calcext:value-type="float">
            <text:p>5.15</text:p>
          </table:table-cell>
          <table:table-cell office:value-type="float" office:value="0.113437" calcext:value-type="float">
            <text:p>0.113437</text:p>
          </table:table-cell>
          <table:table-cell office:value-type="float" office:value="3.31" calcext:value-type="float">
            <text:p>3.31</text:p>
          </table:table-cell>
          <table:table-cell office:value-type="float" office:value="0.127" calcext:value-type="float">
            <text:p>0.127</text:p>
          </table:table-cell>
          <table:table-cell office:value-type="float" office:value="8.9567" calcext:value-type="float">
            <text:p>8.9567</text:p>
          </table:table-cell>
          <table:table-cell table:formula="of:=100*ABS( ([.F18]-[.D18])/[.F18])" office:value-type="float" office:value="10.6795275590551" calcext:value-type="float">
            <text:p>10.6795275590551</text:p>
          </table:table-cell>
          <table:table-cell/>
        </table:table-row>
        <table:table-row table:style-name="ro1">
          <table:table-cell office:value-type="string" calcext:value-type="string">
            <text:p>Ixy3</text:p>
          </table:table-cell>
          <table:table-cell office:value-type="float" office:value="-0.002297" calcext:value-type="float">
            <text:p>-0.002297</text:p>
          </table:table-cell>
          <table:table-cell office:value-type="float" office:value="163.03" calcext:value-type="float">
            <text:p>163.03</text:p>
          </table:table-cell>
          <table:table-cell office:value-type="float" office:value="-0.013694" calcext:value-type="float">
            <text:p>-0.013694</text:p>
          </table:table-cell>
          <table:table-cell office:value-type="float" office:value="15.88" calcext:value-type="float">
            <text:p>15.88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990.9884" calcext:value-type="float">
            <text:p>990.9884</text:p>
          </table:table-cell>
          <table:table-cell table:formula="of:=100*ABS( ([.F19]-[.D19])/[.F19])" office:value-type="float" office:value="2243.03599374022" calcext:value-type="float">
            <text:p>2243.03599374022</text:p>
          </table:table-cell>
          <table:table-cell/>
        </table:table-row>
        <table:table-row table:style-name="ro1">
          <table:table-cell office:value-type="string" calcext:value-type="string">
            <text:p>Ixz3</text:p>
          </table:table-cell>
          <table:table-cell office:value-type="float" office:value="0.007286" calcext:value-type="float">
            <text:p>0.007286</text:p>
          </table:table-cell>
          <table:table-cell office:value-type="float" office:value="57.63" calcext:value-type="float">
            <text:p>57.63</text:p>
          </table:table-cell>
          <table:table-cell office:value-type="float" office:value="0.021564" calcext:value-type="float">
            <text:p>0.021564</text:p>
          </table:table-cell>
          <table:table-cell office:value-type="float" office:value="9.5" calcext:value-type="float">
            <text:p>9.5</text:p>
          </table:table-cell>
          <table:table-cell office:value-type="float" office:value="-0.00372" calcext:value-type="float">
            <text:p>-0.00372</text:p>
          </table:table-cell>
          <table:table-cell office:value-type="float" office:value="186.9976" calcext:value-type="float">
            <text:p>186.9976</text:p>
          </table:table-cell>
          <table:table-cell table:formula="of:=100*ABS( ([.F20]-[.D20])/[.F20])" office:value-type="float" office:value="679.677419354839" calcext:value-type="float">
            <text:p>679.677419354839</text:p>
          </table:table-cell>
          <table:table-cell/>
        </table:table-row>
        <table:table-row table:style-name="ro1">
          <table:table-cell office:value-type="string" calcext:value-type="string">
            <text:p>Iyz3</text:p>
          </table:table-cell>
          <table:table-cell office:value-type="float" office:value="0.008729" calcext:value-type="float">
            <text:p>0.008729</text:p>
          </table:table-cell>
          <table:table-cell office:value-type="float" office:value="28.48" calcext:value-type="float">
            <text:p>28.48</text:p>
          </table:table-cell>
          <table:table-cell office:value-type="float" office:value="0.013517" calcext:value-type="float">
            <text:p>0.013517</text:p>
          </table:table-cell>
          <table:table-cell office:value-type="float" office:value="9.77" calcext:value-type="float">
            <text:p>9.77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68.6018" calcext:value-type="float">
            <text:p>68.6018</text:p>
          </table:table-cell>
          <table:table-cell table:formula="of:=100*ABS( ([.F21]-[.D21])/[.F21])" office:value-type="float" office:value="125.659432387312" calcext:value-type="float">
            <text:p>125.659432387312</text:p>
          </table:table-cell>
          <table:table-cell/>
        </table:table-row>
        <table:table-row table:style-name="ro1">
          <table:table-cell office:value-type="string" calcext:value-type="string">
            <text:p>Izz3 + 1.0*Iyy4 + 0.45*mz4 + 0.050625*m4 + 0.050625*m5 + 0.050625*m6</text:p>
          </table:table-cell>
          <table:table-cell office:value-type="float" office:value="0.072523" calcext:value-type="float">
            <text:p>0.072523</text:p>
          </table:table-cell>
          <table:table-cell office:value-type="float" office:value="7.22" calcext:value-type="float">
            <text:p>7.22</text:p>
          </table:table-cell>
          <table:table-cell office:value-type="float" office:value="0.057149" calcext:value-type="float">
            <text:p>0.057149</text:p>
          </table:table-cell>
          <table:table-cell office:value-type="float" office:value="3.89" calcext:value-type="float">
            <text:p>3.89</text:p>
          </table:table-cell>
          <table:table-cell office:value-type="float" office:value="0.107" calcext:value-type="float">
            <text:p>0.107</text:p>
          </table:table-cell>
          <table:table-cell office:value-type="float" office:value="8.1704" calcext:value-type="float">
            <text:p>8.1704</text:p>
          </table:table-cell>
          <table:table-cell table:formula="of:=100*ABS( ([.F22]-[.D22])/[.F22])" office:value-type="float" office:value="46.5897196261682" calcext:value-type="float">
            <text:p>46.5897196261682</text:p>
          </table:table-cell>
          <table:table-cell/>
        </table:table-row>
        <table:table-row table:style-name="ro1">
          <table:table-cell office:value-type="string" calcext:value-type="string">
            <text:p>mx3</text:p>
          </table:table-cell>
          <table:table-cell office:value-type="float" office:value="0.103829" calcext:value-type="float">
            <text:p>0.103829</text:p>
          </table:table-cell>
          <table:table-cell office:value-type="float" office:value="15.53" calcext:value-type="float">
            <text:p>15.53</text:p>
          </table:table-cell>
          <table:table-cell office:value-type="float" office:value="0.139471" calcext:value-type="float">
            <text:p>0.139471</text:p>
          </table:table-cell>
          <table:table-cell office:value-type="float" office:value="4.97" calcext:value-type="float">
            <text:p>4.97</text:p>
          </table:table-cell>
          <table:table-cell office:value-type="float" office:value="0.0786" calcext:value-type="float">
            <text:p>0.0786</text:p>
          </table:table-cell>
          <table:table-cell office:value-type="float" office:value="31.9877" calcext:value-type="float">
            <text:p>31.9877</text:p>
          </table:table-cell>
          <table:table-cell table:formula="of:=100*ABS( ([.F23]-[.D23])/[.F23])" office:value-type="float" office:value="77.4440203562341" calcext:value-type="float">
            <text:p>77.4440203562341</text:p>
          </table:table-cell>
          <table:table-cell/>
        </table:table-row>
        <table:table-row table:style-name="ro1">
          <table:table-cell office:value-type="string" calcext:value-type="string">
            <text:p>my3 - 1.0*mz4 - 0.225*m4 - 0.225*m5 - 0.225*m6</text:p>
          </table:table-cell>
          <table:table-cell office:value-type="float" office:value="-0.604281" calcext:value-type="float">
            <text:p>-0.604281</text:p>
          </table:table-cell>
          <table:table-cell office:value-type="float" office:value="1.37" calcext:value-type="float">
            <text:p>1.37</text:p>
          </table:table-cell>
          <table:table-cell office:value-type="float" office:value="-0.627522" calcext:value-type="float">
            <text:p>-0.627522</text:p>
          </table:table-cell>
          <table:table-cell office:value-type="float" office:value="0.56" calcext:value-type="float">
            <text:p>0.56</text:p>
          </table:table-cell>
          <table:table-cell office:value-type="float" office:value="-0.601" calcext:value-type="float">
            <text:p>-0.601</text:p>
          </table:table-cell>
          <table:table-cell office:value-type="float" office:value="2.1079" calcext:value-type="float">
            <text:p>2.1079</text:p>
          </table:table-cell>
          <table:table-cell table:formula="of:=100*ABS( ([.F24]-[.D24])/[.F24])" office:value-type="float" office:value="4.41297836938437" calcext:value-type="float">
            <text:p>4.41297836938437</text:p>
          </table:table-cell>
          <table:table-cell/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118689" calcext:value-type="float">
            <text:p>0.118689</text:p>
          </table:table-cell>
          <table:table-cell office:value-type="float" office:value="3.81" calcext:value-type="float">
            <text:p>3.81</text:p>
          </table:table-cell>
          <table:table-cell office:value-type="float" office:value="0.130344" calcext:value-type="float">
            <text:p>0.130344</text:p>
          </table:table-cell>
          <table:table-cell office:value-type="float" office:value="1.44" calcext:value-type="float">
            <text:p>1.44</text:p>
          </table:table-cell>
          <table:table-cell office:value-type="float" office:value="0.0988" calcext:value-type="float">
            <text:p>0.0988</text:p>
          </table:table-cell>
          <table:table-cell office:value-type="float" office:value="7.2114" calcext:value-type="float">
            <text:p>7.2114</text:p>
          </table:table-cell>
          <table:table-cell table:formula="of:=100*ABS( ([.F25]-[.D25])/[.F25])" office:value-type="float" office:value="31.9271255060729" calcext:value-type="float">
            <text:p>31.9271255060729</text:p>
          </table:table-cell>
          <table:table-cell/>
        </table:table-row>
        <table:table-row table:style-name="ro1">
          <table:table-cell office:value-type="string" calcext:value-type="string">
            <text:p>fv3</text:p>
          </table:table-cell>
          <table:table-cell office:value-type="float" office:value="1.886009" calcext:value-type="float">
            <text:p>1.886009</text:p>
          </table:table-cell>
          <table:table-cell office:value-type="float" office:value="1.25" calcext:value-type="float">
            <text:p>1.25</text:p>
          </table:table-cell>
          <table:table-cell office:value-type="float" office:value="1.892811" calcext:value-type="float">
            <text:p>1.892811</text:p>
          </table:table-cell>
          <table:table-cell office:value-type="float" office:value="0.48" calcext:value-type="float">
            <text:p>0.48</text:p>
          </table:table-cell>
          <table:table-cell office:value-type="float" office:value="1.97" calcext:value-type="float">
            <text:p>1.97</text:p>
          </table:table-cell>
          <table:table-cell office:value-type="float" office:value="1.6612" calcext:value-type="float">
            <text:p>1.6612</text:p>
          </table:table-cell>
          <table:table-cell table:formula="of:=100*ABS( ([.F26]-[.D26])/[.F26])" office:value-type="float" office:value="3.9182233502538" calcext:value-type="float">
            <text:p>3.9182233502538</text:p>
          </table:table-cell>
          <table:table-cell/>
        </table:table-row>
        <table:table-row table:style-name="ro1">
          <table:table-cell office:value-type="string" calcext:value-type="string">
            <text:p>fs3</text:p>
          </table:table-cell>
          <table:table-cell office:value-type="float" office:value="6.641648" calcext:value-type="float">
            <text:p>6.641648</text:p>
          </table:table-cell>
          <table:table-cell office:value-type="float" office:value="1.21" calcext:value-type="float">
            <text:p>1.21</text:p>
          </table:table-cell>
          <table:table-cell office:value-type="float" office:value="6.596417" calcext:value-type="float">
            <text:p>6.596417</text:p>
          </table:table-cell>
          <table:table-cell office:value-type="float" office:value="0.47" calcext:value-type="float">
            <text:p>0.47</text:p>
          </table:table-cell>
          <table:table-cell office:value-type="float" office:value="6.34" calcext:value-type="float">
            <text:p>6.34</text:p>
          </table:table-cell>
          <table:table-cell office:value-type="float" office:value="1.7063" calcext:value-type="float">
            <text:p>1.7063</text:p>
          </table:table-cell>
          <table:table-cell table:formula="of:=100*ABS( ([.F27]-[.D27])/[.F27])" office:value-type="float" office:value="4.04443217665615" calcext:value-type="float">
            <text:p>4.04443217665615</text:p>
          </table:table-cell>
          <table:table-cell/>
        </table:table-row>
        <table:table-row table:style-name="ro1">
          <table:table-cell office:value-type="string" calcext:value-type="string">
            <text:p>off3</text:p>
          </table:table-cell>
          <table:table-cell office:value-type="float" office:value="0.575356" calcext:value-type="float">
            <text:p>0.575356</text:p>
          </table:table-cell>
          <table:table-cell office:value-type="float" office:value="23.41" calcext:value-type="float">
            <text:p>23.41</text:p>
          </table:table-cell>
          <table:table-cell office:value-type="float" office:value="0.850532" calcext:value-type="float">
            <text:p>0.850532</text:p>
          </table:table-cell>
          <table:table-cell office:value-type="float" office:value="6.7" calcext:value-type="float">
            <text:p>6.7</text:p>
          </table:table-cell>
          <table:table-cell office:value-type="float" office:value="0.326" calcext:value-type="float">
            <text:p>0.326</text:p>
          </table:table-cell>
          <table:table-cell office:value-type="float" office:value="63.2178" calcext:value-type="float">
            <text:p>63.2178</text:p>
          </table:table-cell>
          <table:table-cell table:formula="of:=100*ABS( ([.F28]-[.D28])/[.F28])" office:value-type="float" office:value="160.899386503068" calcext:value-type="float">
            <text:p>160.899386503068</text:p>
          </table:table-cell>
          <table:table-cell/>
        </table:table-row>
        <table:table-row table:style-name="ro1">
          <table:table-cell table:number-columns-repeated="7"/>
          <table:table-cell table:formula="of:=100*ABS( ([.F29]-[.D29])/[.F2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xx4 - 1.0*Iyy4 + 1.0*Iyy5</text:p>
          </table:table-cell>
          <table:table-cell office:value-type="float" office:value="-0.002313" calcext:value-type="float">
            <text:p>-0.002313</text:p>
          </table:table-cell>
          <table:table-cell office:value-type="float" office:value="137" calcext:value-type="float">
            <text:p>137</text:p>
          </table:table-cell>
          <table:table-cell office:value-type="float" office:value="-0.001212" calcext:value-type="float">
            <text:p>-0.001212</text:p>
          </table:table-cell>
          <table:table-cell office:value-type="float" office:value="112.61" calcext:value-type="float">
            <text:p>112.61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103.6509" calcext:value-type="float">
            <text:p>103.6509</text:p>
          </table:table-cell>
          <table:table-cell table:formula="of:=100*ABS( ([.F30]-[.D30])/[.F30])" office:value-type="float" office:value="126.120689655172" calcext:value-type="float">
            <text:p>126.120689655172</text:p>
          </table:table-cell>
          <table:table-cell/>
        </table:table-row>
        <table:table-row table:style-name="ro1">
          <table:table-cell office:value-type="string" calcext:value-type="string">
            <text:p>Ixy4</text:p>
          </table:table-cell>
          <table:table-cell office:value-type="float" office:value="-0.004177" calcext:value-type="float">
            <text:p>-0.004177</text:p>
          </table:table-cell>
          <table:table-cell office:value-type="float" office:value="34.77" calcext:value-type="float">
            <text:p>34.77</text:p>
          </table:table-cell>
          <table:table-cell office:value-type="float" office:value="-0.006093" calcext:value-type="float">
            <text:p>-0.006093</text:p>
          </table:table-cell>
          <table:table-cell office:value-type="float" office:value="10.47" calcext:value-type="float">
            <text:p>10.47</text:p>
          </table:table-cell>
          <table:table-cell office:value-type="float" office:value="-0.00687" calcext:value-type="float">
            <text:p>-0.00687</text:p>
          </table:table-cell>
          <table:table-cell office:value-type="float" office:value="30.0017" calcext:value-type="float">
            <text:p>30.0017</text:p>
          </table:table-cell>
          <table:table-cell table:formula="of:=100*ABS( ([.F31]-[.D31])/[.F31])" office:value-type="float" office:value="11.3100436681223" calcext:value-type="float">
            <text:p>11.3100436681223</text:p>
          </table:table-cell>
          <table:table-cell/>
        </table:table-row>
        <table:table-row table:style-name="ro1">
          <table:table-cell office:value-type="string" calcext:value-type="string">
            <text:p>Ixz4</text:p>
          </table:table-cell>
          <table:table-cell office:value-type="float" office:value="-0.003486" calcext:value-type="float">
            <text:p>-0.003486</text:p>
          </table:table-cell>
          <table:table-cell office:value-type="float" office:value="49.61" calcext:value-type="float">
            <text:p>49.61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29.17" calcext:value-type="float">
            <text:p>29.17</text:p>
          </table:table-cell>
          <table:table-cell office:value-type="float" office:value="-0.00178" calcext:value-type="float">
            <text:p>-0.00178</text:p>
          </table:table-cell>
          <table:table-cell office:value-type="float" office:value="132.0915" calcext:value-type="float">
            <text:p>132.0915</text:p>
          </table:table-cell>
          <table:table-cell table:formula="of:=100*ABS( ([.F32]-[.D32])/[.F32])" office:value-type="float" office:value="245.337078651685" calcext:value-type="float">
            <text:p>245.337078651685</text:p>
          </table:table-cell>
          <table:table-cell/>
        </table:table-row>
        <table:table-row table:style-name="ro1">
          <table:table-cell office:value-type="string" calcext:value-type="string">
            <text:p>Iyz4</text:p>
          </table:table-cell>
          <table:table-cell office:value-type="float" office:value="-0.004981" calcext:value-type="float">
            <text:p>-0.004981</text:p>
          </table:table-cell>
          <table:table-cell office:value-type="float" office:value="38.36" calcext:value-type="float">
            <text:p>38.36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4.64" calcext:value-type="float">
            <text:p>94.64</text:p>
          </table:table-cell>
          <table:table-cell office:value-type="float" office:value="-0.00599" calcext:value-type="float">
            <text:p>-0.00599</text:p>
          </table:table-cell>
          <table:table-cell office:value-type="float" office:value="39.5343" calcext:value-type="float">
            <text:p>39.5343</text:p>
          </table:table-cell>
          <table:table-cell table:formula="of:=100*ABS( ([.F33]-[.D33])/[.F33])" office:value-type="float" office:value="84.6243739565943" calcext:value-type="float">
            <text:p>84.6243739565943</text:p>
          </table:table-cell>
          <table:table-cell/>
        </table:table-row>
        <table:table-row table:style-name="ro1">
          <table:table-cell office:value-type="string" calcext:value-type="string">
            <text:p>Izz4 + 1.0*Iyy5</text:p>
          </table:table-cell>
          <table:table-cell office:value-type="float" office:value="-0.003141" calcext:value-type="float">
            <text:p>-0.003141</text:p>
          </table:table-cell>
          <table:table-cell office:value-type="float" office:value="69" calcext:value-type="float">
            <text:p>69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131.78" calcext:value-type="float">
            <text:p>131.78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216.3227" calcext:value-type="float">
            <text:p>216.3227</text:p>
          </table:table-cell>
          <table:table-cell table:formula="of:=100*ABS( ([.F34]-[.D34])/[.F34])" office:value-type="float" office:value="25.1724137931035" calcext:value-type="float">
            <text:p>25.1724137931035</text:p>
          </table:table-cell>
          <table:table-cell/>
        </table:table-row>
        <table:table-row table:style-name="ro1">
          <table:table-cell office:value-type="string" calcext:value-type="string">
            <text:p>mx4</text:p>
          </table:table-cell>
          <table:table-cell office:value-type="float" office:value="-0.013834" calcext:value-type="float">
            <text:p>-0.013834</text:p>
          </table:table-cell>
          <table:table-cell office:value-type="float" office:value="29.35" calcext:value-type="float">
            <text:p>29.35</text:p>
          </table:table-cell>
          <table:table-cell office:value-type="float" office:value="-0.001618" calcext:value-type="float">
            <text:p>-0.001618</text:p>
          </table:table-cell>
          <table:table-cell office:value-type="float" office:value="108.47" calcext:value-type="float">
            <text:p>108.47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23.3969" calcext:value-type="float">
            <text:p>23.3969</text:p>
          </table:table-cell>
          <table:table-cell table:formula="of:=100*ABS( ([.F35]-[.D35])/[.F35])" office:value-type="float" office:value="92.6118721461187" calcext:value-type="float">
            <text:p>92.6118721461187</text:p>
          </table:table-cell>
          <table:table-cell/>
        </table:table-row>
        <table:table-row table:style-name="ro1">
          <table:table-cell office:value-type="string" calcext:value-type="string">
            <text:p>my4 + 1.0*mz5</text:p>
          </table:table-cell>
          <table:table-cell office:value-type="float" office:value="-0.008742" calcext:value-type="float">
            <text:p>-0.008742</text:p>
          </table:table-cell>
          <table:table-cell office:value-type="float" office:value="58.33" calcext:value-type="float">
            <text:p>58.33</text:p>
          </table:table-cell>
          <table:table-cell office:value-type="float" office:value="-0.004806" calcext:value-type="float">
            <text:p>-0.004806</text:p>
          </table:table-cell>
          <table:table-cell office:value-type="float" office:value="46.31" calcext:value-type="float">
            <text:p>46.31</text:p>
          </table:table-cell>
          <table:table-cell office:value-type="float" office:value="-0.00726" calcext:value-type="float">
            <text:p>-0.00726</text:p>
          </table:table-cell>
          <table:table-cell office:value-type="float" office:value="77.0029" calcext:value-type="float">
            <text:p>77.0029</text:p>
          </table:table-cell>
          <table:table-cell table:formula="of:=100*ABS( ([.F36]-[.D36])/[.F36])" office:value-type="float" office:value="33.801652892562" calcext:value-type="float">
            <text:p>33.801652892562</text:p>
          </table:table-cell>
          <table:table-cell/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34487" calcext:value-type="float">
            <text:p>0.034487</text:p>
          </table:table-cell>
          <table:table-cell office:value-type="float" office:value="6.86" calcext:value-type="float">
            <text:p>6.86</text:p>
          </table:table-cell>
          <table:table-cell office:value-type="float" office:value="0.029626" calcext:value-type="float">
            <text:p>0.029626</text:p>
          </table:table-cell>
          <table:table-cell office:value-type="float" office:value="3.79" calcext:value-type="float">
            <text:p>3.79</text:p>
          </table:table-cell>
          <table:table-cell office:value-type="float" office:value="0.0313" calcext:value-type="float">
            <text:p>0.0313</text:p>
          </table:table-cell>
          <table:table-cell office:value-type="float" office:value="7.1472" calcext:value-type="float">
            <text:p>7.1472</text:p>
          </table:table-cell>
          <table:table-cell table:formula="of:=100*ABS( ([.F37]-[.D37])/[.F37])" office:value-type="float" office:value="5.3482428115016" calcext:value-type="float">
            <text:p>5.3482428115016</text:p>
          </table:table-cell>
          <table:table-cell/>
        </table:table-row>
        <table:table-row table:style-name="ro1">
          <table:table-cell office:value-type="string" calcext:value-type="string">
            <text:p>fv4</text:p>
          </table:table-cell>
          <table:table-cell office:value-type="float" office:value="1.07804" calcext:value-type="float">
            <text:p>1.07804</text:p>
          </table:table-cell>
          <table:table-cell office:value-type="float" office:value="2.2" calcext:value-type="float">
            <text:p>2.2</text:p>
          </table:table-cell>
          <table:table-cell office:value-type="float" office:value="1.080522" calcext:value-type="float">
            <text:p>1.080522</text:p>
          </table:table-cell>
          <table:table-cell office:value-type="float" office:value="0.85" calcext:value-type="float">
            <text:p>0.85</text:p>
          </table:table-cell>
          <table:table-cell office:value-type="float" office:value="1.11" calcext:value-type="float">
            <text:p>1.11</text:p>
          </table:table-cell>
          <table:table-cell office:value-type="float" office:value="1.4061" calcext:value-type="float">
            <text:p>1.4061</text:p>
          </table:table-cell>
          <table:table-cell table:formula="of:=100*ABS( ([.F38]-[.D38])/[.F38])" office:value-type="float" office:value="2.65567567567569" calcext:value-type="float">
            <text:p>2.65567567567569</text:p>
          </table:table-cell>
          <table:table-cell/>
        </table:table-row>
        <table:table-row table:style-name="ro1">
          <table:table-cell office:value-type="string" calcext:value-type="string">
            <text:p>fs4</text:p>
          </table:table-cell>
          <table:table-cell office:value-type="float" office:value="2.624685" calcext:value-type="float">
            <text:p>2.624685</text:p>
          </table:table-cell>
          <table:table-cell office:value-type="float" office:value="3.4" calcext:value-type="float">
            <text:p>3.4</text:p>
          </table:table-cell>
          <table:table-cell office:value-type="float" office:value="2.620934" calcext:value-type="float">
            <text:p>2.620934</text:p>
          </table:table-cell>
          <table:table-cell office:value-type="float" office:value="1.31" calcext:value-type="float">
            <text:p>1.31</text:p>
          </table:table-cell>
          <table:table-cell office:value-type="float" office:value="2.48" calcext:value-type="float">
            <text:p>2.48</text:p>
          </table:table-cell>
          <table:table-cell office:value-type="float" office:value="2.2869" calcext:value-type="float">
            <text:p>2.2869</text:p>
          </table:table-cell>
          <table:table-cell table:formula="of:=100*ABS( ([.F39]-[.D39])/[.F39])" office:value-type="float" office:value="5.68282258064517" calcext:value-type="float">
            <text:p>5.68282258064517</text:p>
          </table:table-cell>
          <table:table-cell/>
        </table:table-row>
        <table:table-row table:style-name="ro1">
          <table:table-cell office:value-type="string" calcext:value-type="string">
            <text:p>off4</text:p>
          </table:table-cell>
          <table:table-cell office:value-type="float" office:value="-0.054316" calcext:value-type="float">
            <text:p>-0.054316</text:p>
          </table:table-cell>
          <table:table-cell office:value-type="float" office:value="79.42" calcext:value-type="float">
            <text:p>79.42</text:p>
          </table:table-cell>
          <table:table-cell office:value-type="float" office:value="-0.057523" calcext:value-type="float">
            <text:p>-0.057523</text:p>
          </table:table-cell>
          <table:table-cell office:value-type="float" office:value="28.75" calcext:value-type="float">
            <text:p>28.75</text:p>
          </table:table-cell>
          <table:table-cell office:value-type="float" office:value="-0.102" calcext:value-type="float">
            <text:p>-0.102</text:p>
          </table:table-cell>
          <table:table-cell office:value-type="float" office:value="28.1788" calcext:value-type="float">
            <text:p>28.1788</text:p>
          </table:table-cell>
          <table:table-cell table:formula="of:=100*ABS( ([.F40]-[.D40])/[.F40])" office:value-type="float" office:value="43.6049019607843" calcext:value-type="float">
            <text:p>43.6049019607843</text:p>
          </table:table-cell>
          <table:table-cell/>
        </table:table-row>
        <table:table-row table:style-name="ro1">
          <table:table-cell table:number-columns-repeated="7"/>
          <table:table-cell table:formula="of:=100*ABS( ([.F41]-[.D41])/[.F4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xx5 - 1.0*Iyy5 + 1.0*Iyy6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41.68" calcext:value-type="float">
            <text:p>41.68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16.1" calcext:value-type="float">
            <text:p>16.1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76.8254" calcext:value-type="float">
            <text:p>76.8254</text:p>
          </table:table-cell>
          <table:table-cell table:formula="of:=100*ABS( ([.F42]-[.D42])/[.F42])" office:value-type="float" office:value="108.737201365188" calcext:value-type="float">
            <text:p>108.737201365188</text:p>
          </table:table-cell>
          <table:table-cell/>
        </table:table-row>
        <table:table-row table:style-name="ro1">
          <table:table-cell office:value-type="string" calcext:value-type="string">
            <text:p>Ixy5</text:p>
          </table:table-cell>
          <table:table-cell office:value-type="float" office:value="-0.00077" calcext:value-type="float">
            <text:p>-0.00077</text:p>
          </table:table-cell>
          <table:table-cell office:value-type="float" office:value="130.46" calcext:value-type="float">
            <text:p>130.46</text:p>
          </table:table-cell>
          <table:table-cell office:value-type="float" office:value="-0.000276" calcext:value-type="float">
            <text:p>-0.000276</text:p>
          </table:table-cell>
          <table:table-cell office:value-type="float" office:value="155" calcext:value-type="float">
            <text:p>15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203.3751" calcext:value-type="float">
            <text:p>203.3751</text:p>
          </table:table-cell>
          <table:table-cell table:formula="of:=100*ABS( ([.F43]-[.D43])/[.F43])" office:value-type="float" office:value="150.181818181818" calcext:value-type="float">
            <text:p>150.181818181818</text:p>
          </table:table-cell>
          <table:table-cell/>
        </table:table-row>
        <table:table-row table:style-name="ro1">
          <table:table-cell office:value-type="string" calcext:value-type="string">
            <text:p>Ixz5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28.4" calcext:value-type="float">
            <text:p>28.4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8.35" calcext:value-type="float">
            <text:p>8.35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117.127" calcext:value-type="float">
            <text:p>117.127</text:p>
          </table:table-cell>
          <table:table-cell table:formula="of:=100*ABS( ([.F44]-[.D44])/[.F44])" office:value-type="float" office:value="426.352705410822" calcext:value-type="float">
            <text:p>426.352705410822</text:p>
          </table:table-cell>
          <table:table-cell/>
        </table:table-row>
        <table:table-row table:style-name="ro1">
          <table:table-cell office:value-type="string" calcext:value-type="string">
            <text:p>Iyz5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33.4" calcext:value-type="float">
            <text:p>33.4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22.57" calcext:value-type="float">
            <text:p>22.57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163.805" calcext:value-type="float">
            <text:p>163.805</text:p>
          </table:table-cell>
          <table:table-cell table:formula="of:=100*ABS( ([.F45]-[.D45])/[.F45])" office:value-type="float" office:value="162.430167597765" calcext:value-type="float">
            <text:p>162.430167597765</text:p>
          </table:table-cell>
          <table:table-cell/>
        </table:table-row>
        <table:table-row table:style-name="ro1">
          <table:table-cell office:value-type="string" calcext:value-type="string">
            <text:p>Izz5 + 1.0*Iyy6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366.84" calcext:value-type="float">
            <text:p>366.84</text:p>
          </table:table-cell>
          <table:table-cell office:value-type="float" office:value="-0.002198" calcext:value-type="float">
            <text:p>-0.002198</text:p>
          </table:table-cell>
          <table:table-cell office:value-type="float" office:value="30.99" calcext:value-type="float">
            <text:p>30.99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217.0015" calcext:value-type="float">
            <text:p>217.0015</text:p>
          </table:table-cell>
          <table:table-cell table:formula="of:=100*ABS( ([.F46]-[.D46])/[.F46])" office:value-type="float" office:value="301.651376146789" calcext:value-type="float">
            <text:p>301.651376146789</text:p>
          </table:table-cell>
          <table:table-cell/>
        </table:table-row>
        <table:table-row table:style-name="ro1">
          <table:table-cell office:value-type="string" calcext:value-type="string">
            <text:p>mx5</text:p>
          </table:table-cell>
          <table:table-cell office:value-type="float" office:value="-0.001613" calcext:value-type="float">
            <text:p>-0.001613</text:p>
          </table:table-cell>
          <table:table-cell office:value-type="float" office:value="211.71" calcext:value-type="float">
            <text:p>211.71</text:p>
          </table:table-cell>
          <table:table-cell office:value-type="float" office:value="-0.008073" calcext:value-type="float">
            <text:p>-0.008073</text:p>
          </table:table-cell>
          <table:table-cell office:value-type="float" office:value="17.59" calcext:value-type="float">
            <text:p>17.59</text:p>
          </table:table-cell>
          <table:table-cell office:value-type="float" office:value="-0.00153" calcext:value-type="float">
            <text:p>-0.00153</text:p>
          </table:table-cell>
          <table:table-cell office:value-type="float" office:value="307.6661" calcext:value-type="float">
            <text:p>307.6661</text:p>
          </table:table-cell>
          <table:table-cell table:formula="of:=100*ABS( ([.F47]-[.D47])/[.F47])" office:value-type="float" office:value="427.647058823529" calcext:value-type="float">
            <text:p>427.647058823529</text:p>
          </table:table-cell>
          <table:table-cell/>
        </table:table-row>
        <table:table-row table:style-name="ro1">
          <table:table-cell office:value-type="string" calcext:value-type="string">
            <text:p>my5 - 1.0*mz6</text:p>
          </table:table-cell>
          <table:table-cell office:value-type="float" office:value="-0.035247" calcext:value-type="float">
            <text:p>-0.035247</text:p>
          </table:table-cell>
          <table:table-cell office:value-type="float" office:value="8.64" calcext:value-type="float">
            <text:p>8.64</text:p>
          </table:table-cell>
          <table:table-cell office:value-type="float" office:value="-0.038604" calcext:value-type="float">
            <text:p>-0.038604</text:p>
          </table:table-cell>
          <table:table-cell office:value-type="float" office:value="3.18" calcext:value-type="float">
            <text:p>3.18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12.5921" calcext:value-type="float">
            <text:p>12.5921</text:p>
          </table:table-cell>
          <table:table-cell table:formula="of:=100*ABS( ([.F48]-[.D48])/[.F48])" office:value-type="float" office:value="24.9320388349515" calcext:value-type="float">
            <text:p>24.9320388349515</text:p>
          </table:table-cell>
          <table:table-cell/>
        </table:table-row>
        <table:table-row table:style-name="ro1">
          <table:table-cell office:value-type="string" calcext:value-type="string">
            <text:p>Ia5</text:p>
          </table:table-cell>
          <table:table-cell office:value-type="float" office:value="0.047197" calcext:value-type="float">
            <text:p>0.047197</text:p>
          </table:table-cell>
          <table:table-cell office:value-type="float" office:value="5.8" calcext:value-type="float">
            <text:p>5.8</text:p>
          </table:table-cell>
          <table:table-cell office:value-type="float" office:value="0.049493" calcext:value-type="float">
            <text:p>0.049493</text:p>
          </table:table-cell>
          <table:table-cell office:value-type="float" office:value="2.16" calcext:value-type="float">
            <text:p>2.16</text:p>
          </table:table-cell>
          <table:table-cell office:value-type="float" office:value="0.0468" calcext:value-type="float">
            <text:p>0.0468</text:p>
          </table:table-cell>
          <table:table-cell office:value-type="float" office:value="7.8959" calcext:value-type="float">
            <text:p>7.8959</text:p>
          </table:table-cell>
          <table:table-cell table:formula="of:=100*ABS( ([.F49]-[.D49])/[.F49])" office:value-type="float" office:value="5.75427350427349" calcext:value-type="float">
            <text:p>5.75427350427349</text:p>
          </table:table-cell>
          <table:table-cell/>
        </table:table-row>
        <table:table-row table:style-name="ro1">
          <table:table-cell office:value-type="string" calcext:value-type="string">
            <text:p>fv5</text:p>
          </table:table-cell>
          <table:table-cell office:value-type="float" office:value="1.810321" calcext:value-type="float">
            <text:p>1.810321</text:p>
          </table:table-cell>
          <table:table-cell office:value-type="float" office:value="1.63" calcext:value-type="float">
            <text:p>1.63</text:p>
          </table:table-cell>
          <table:table-cell office:value-type="float" office:value="1.805973" calcext:value-type="float">
            <text:p>1.805973</text:p>
          </table:table-cell>
          <table:table-cell office:value-type="float" office:value="0.63" calcext:value-type="float">
            <text:p>0.63</text:p>
          </table:table-cell>
          <table:table-cell office:value-type="float" office:value="1.86" calcext:value-type="float">
            <text:p>1.86</text:p>
          </table:table-cell>
          <table:table-cell office:value-type="float" office:value="1.8268" calcext:value-type="float">
            <text:p>1.8268</text:p>
          </table:table-cell>
          <table:table-cell table:formula="of:=100*ABS( ([.F50]-[.D50])/[.F50])" office:value-type="float" office:value="2.90467741935484" calcext:value-type="float">
            <text:p>2.90467741935484</text:p>
          </table:table-cell>
          <table:table-cell/>
        </table:table-row>
        <table:table-row table:style-name="ro1">
          <table:table-cell office:value-type="string" calcext:value-type="string">
            <text:p>fs5</text:p>
          </table:table-cell>
          <table:table-cell office:value-type="float" office:value="3.152036" calcext:value-type="float">
            <text:p>3.152036</text:p>
          </table:table-cell>
          <table:table-cell office:value-type="float" office:value="2.52" calcext:value-type="float">
            <text:p>2.52</text:p>
          </table:table-cell>
          <table:table-cell office:value-type="float" office:value="3.16211" calcext:value-type="float">
            <text:p>3.16211</text:p>
          </table:table-cell>
          <table:table-cell office:value-type="float" office:value="0.96" calcext:value-type="float">
            <text:p>0.96</text:p>
          </table:table-cell>
          <table:table-cell office:value-type="float" office:value="3.03" calcext:value-type="float">
            <text:p>3.03</text:p>
          </table:table-cell>
          <table:table-cell office:value-type="float" office:value="2.9482" calcext:value-type="float">
            <text:p>2.9482</text:p>
          </table:table-cell>
          <table:table-cell table:formula="of:=100*ABS( ([.F51]-[.D51])/[.F51])" office:value-type="float" office:value="4.36006600660067" calcext:value-type="float">
            <text:p>4.36006600660067</text:p>
          </table:table-cell>
          <table:table-cell/>
        </table:table-row>
        <table:table-row table:style-name="ro1">
          <table:table-cell office:value-type="string" calcext:value-type="string">
            <text:p>off5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292.8" calcext:value-type="float">
            <text:p>292.8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606.47" calcext:value-type="float">
            <text:p>606.47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194.4682" calcext:value-type="float">
            <text:p>194.4682</text:p>
          </table:table-cell>
          <table:table-cell table:formula="of:=100*ABS( ([.F52]-[.D52])/[.F52])" office:value-type="float" office:value="110.635416666667" calcext:value-type="float">
            <text:p>110.635416666667</text:p>
          </table:table-cell>
          <table:table-cell/>
        </table:table-row>
        <table:table-row table:style-name="ro1">
          <table:table-cell table:number-columns-repeated="7"/>
          <table:table-cell table:formula="of:=100*ABS( ([.F53]-[.D53])/[.F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xx6 - 1.0*Iyy6</text:p>
          </table:table-cell>
          <table:table-cell office:value-type="float" office:value="-0.003567" calcext:value-type="float">
            <text:p>-0.003567</text:p>
          </table:table-cell>
          <table:table-cell office:value-type="float" office:value="25.29" calcext:value-type="float">
            <text:p>25.29</text:p>
          </table:table-cell>
          <table:table-cell office:value-type="float" office:value="-0.003372" calcext:value-type="float">
            <text:p>-0.003372</text:p>
          </table:table-cell>
          <table:table-cell office:value-type="float" office:value="11.19" calcext:value-type="float">
            <text:p>11.19</text:p>
          </table:table-cell>
          <table:table-cell office:value-type="float" office:value="-0.00136" calcext:value-type="float">
            <text:p>-0.00136</text:p>
          </table:table-cell>
          <table:table-cell office:value-type="float" office:value="71.0549" calcext:value-type="float">
            <text:p>71.0549</text:p>
          </table:table-cell>
          <table:table-cell table:formula="of:=100*ABS( ([.F54]-[.D54])/[.F54])" office:value-type="float" office:value="147.941176470588" calcext:value-type="float">
            <text:p>147.941176470588</text:p>
          </table:table-cell>
          <table:table-cell/>
        </table:table-row>
        <table:table-row table:style-name="ro1">
          <table:table-cell office:value-type="string" calcext:value-type="string">
            <text:p>Ixy6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9442.6" calcext:value-type="float">
            <text:p>9442.6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33.68" calcext:value-type="float">
            <text:p>33.68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31015.493" calcext:value-type="float">
            <text:p>31015.493</text:p>
          </table:table-cell>
          <table:table-cell table:formula="of:=100*ABS( ([.F55]-[.D55])/[.F55])" office:value-type="float" office:value="29550" calcext:value-type="float">
            <text:p>29550</text:p>
          </table:table-cell>
          <table:table-cell/>
        </table:table-row>
        <table:table-row table:style-name="ro1">
          <table:table-cell office:value-type="string" calcext:value-type="string">
            <text:p>Ixz6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48.49" calcext:value-type="float">
            <text:p>48.49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21.51" calcext:value-type="float">
            <text:p>21.5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29.4666" calcext:value-type="float">
            <text:p>29.4666</text:p>
          </table:table-cell>
          <table:table-cell table:formula="of:=100*ABS( ([.F56]-[.D56])/[.F56])" office:value-type="float" office:value="48.0973451327434" calcext:value-type="float">
            <text:p>48.0973451327434</text:p>
          </table:table-cell>
          <table:table-cell/>
        </table:table-row>
        <table:table-row table:style-name="ro1">
          <table:table-cell office:value-type="string" calcext:value-type="string">
            <text:p>Iyz6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33.06" calcext:value-type="float">
            <text:p>33.06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13.79" calcext:value-type="float">
            <text:p>13.79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68.8983" calcext:value-type="float">
            <text:p>68.8983</text:p>
          </table:table-cell>
          <table:table-cell table:formula="of:=100*ABS( ([.F57]-[.D57])/[.F57])" office:value-type="float" office:value="84.0401785714286" calcext:value-type="float">
            <text:p>84.0401785714286</text:p>
          </table:table-cell>
          <table:table-cell/>
        </table:table-row>
        <table:table-row table:style-name="ro1">
          <table:table-cell office:value-type="string" calcext:value-type="string">
            <text:p>Izz6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49.98" calcext:value-type="float">
            <text:p>49.98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20.23" calcext:value-type="float">
            <text:p>20.2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45.0712" calcext:value-type="float">
            <text:p>45.0712</text:p>
          </table:table-cell>
          <table:table-cell table:formula="of:=100*ABS( ([.F58]-[.D58])/[.F58])" office:value-type="float" office:value="9.62162162162163" calcext:value-type="float">
            <text:p>9.62162162162163</text:p>
          </table:table-cell>
          <table:table-cell/>
        </table:table-row>
        <table:table-row table:style-name="ro1">
          <table:table-cell office:value-type="string" calcext:value-type="string">
            <text:p>mx6</text:p>
          </table:table-cell>
          <table:table-cell office:value-type="float" office:value="-0.009899" calcext:value-type="float">
            <text:p>-0.009899</text:p>
          </table:table-cell>
          <table:table-cell office:value-type="float" office:value="20.58" calcext:value-type="float">
            <text:p>20.58</text:p>
          </table:table-cell>
          <table:table-cell office:value-type="float" office:value="-0.007506" calcext:value-type="float">
            <text:p>-0.007506</text:p>
          </table:table-cell>
          <table:table-cell office:value-type="float" office:value="11.23" calcext:value-type="float">
            <text:p>11.23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83.3765" calcext:value-type="float">
            <text:p>83.3765</text:p>
          </table:table-cell>
          <table:table-cell table:formula="of:=100*ABS( ([.F59]-[.D59])/[.F59])" office:value-type="float" office:value="137.53164556962" calcext:value-type="float">
            <text:p>137.53164556962</text:p>
          </table:table-cell>
          <table:table-cell/>
        </table:table-row>
        <table:table-row table:style-name="ro1">
          <table:table-cell office:value-type="string" calcext:value-type="string">
            <text:p>my6</text:p>
          </table:table-cell>
          <table:table-cell office:value-type="float" office:value="-0.003388" calcext:value-type="float">
            <text:p>-0.003388</text:p>
          </table:table-cell>
          <table:table-cell office:value-type="float" office:value="58.01" calcext:value-type="float">
            <text:p>58.01</text:p>
          </table:table-cell>
          <table:table-cell office:value-type="float" office:value="-0.002734" calcext:value-type="float">
            <text:p>-0.002734</text:p>
          </table:table-cell>
          <table:table-cell office:value-type="float" office:value="30.25" calcext:value-type="float">
            <text:p>30.25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51.0892" calcext:value-type="float">
            <text:p>51.0892</text:p>
          </table:table-cell>
          <table:table-cell table:formula="of:=100*ABS( ([.F60]-[.D60])/[.F60])" office:value-type="float" office:value="45.1004016064257" calcext:value-type="float">
            <text:p>45.1004016064257</text:p>
          </table:table-cell>
          <table:table-cell/>
        </table:table-row>
        <table:table-row table:style-name="ro1">
          <table:table-cell office:value-type="string" calcext:value-type="string">
            <text:p>Ia6</text:p>
          </table:table-cell>
          <table:table-cell office:value-type="float" office:value="0.010056" calcext:value-type="float">
            <text:p>0.010056</text:p>
          </table:table-cell>
          <table:table-cell office:value-type="float" office:value="13.36" calcext:value-type="float">
            <text:p>13.36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5.34" calcext:value-type="float">
            <text:p>5.34</text:p>
          </table:table-cell>
          <table:table-cell office:value-type="float" office:value="0.0105" calcext:value-type="float">
            <text:p>0.0105</text:p>
          </table:table-cell>
          <table:table-cell office:value-type="float" office:value="11.8534" calcext:value-type="float">
            <text:p>11.8534</text:p>
          </table:table-cell>
          <table:table-cell table:formula="of:=100*ABS( ([.F61]-[.D61])/[.F61])" office:value-type="float" office:value="4.58095238095239" calcext:value-type="float">
            <text:p>4.58095238095239</text:p>
          </table:table-cell>
          <table:table-cell/>
        </table:table-row>
        <table:table-row table:style-name="ro1">
          <table:table-cell office:value-type="string" calcext:value-type="string">
            <text:p>fv6</text:p>
          </table:table-cell>
          <table:table-cell office:value-type="float" office:value="0.618938" calcext:value-type="float">
            <text:p>0.618938</text:p>
          </table:table-cell>
          <table:table-cell office:value-type="float" office:value="2.4" calcext:value-type="float">
            <text:p>2.4</text:p>
          </table:table-cell>
          <table:table-cell office:value-type="float" office:value="0.618506" calcext:value-type="float">
            <text:p>0.618506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1.5859" calcext:value-type="float">
            <text:p>1.5859</text:p>
          </table:table-cell>
          <table:table-cell table:formula="of:=100*ABS( ([.F62]-[.D62])/[.F62])" office:value-type="float" office:value="4.84523076923077" calcext:value-type="float">
            <text:p>4.84523076923077</text:p>
          </table:table-cell>
          <table:table-cell/>
        </table:table-row>
        <table:table-row table:style-name="ro1">
          <table:table-cell office:value-type="string" calcext:value-type="string">
            <text:p>fs6</text:p>
          </table:table-cell>
          <table:table-cell office:value-type="float" office:value="0.327088" calcext:value-type="float">
            <text:p>0.327088</text:p>
          </table:table-cell>
          <table:table-cell office:value-type="float" office:value="29.72" calcext:value-type="float">
            <text:p>29.72</text:p>
          </table:table-cell>
          <table:table-cell office:value-type="float" office:value="0.310233" calcext:value-type="float">
            <text:p>0.310233</text:p>
          </table:table-cell>
          <table:table-cell office:value-type="float" office:value="12.01" calcext:value-type="float">
            <text:p>12.01</text:p>
          </table:table-cell>
          <table:table-cell office:value-type="float" office:value="0.282" calcext:value-type="float">
            <text:p>0.282</text:p>
          </table:table-cell>
          <table:table-cell office:value-type="float" office:value="28.7752" calcext:value-type="float">
            <text:p>28.7752</text:p>
          </table:table-cell>
          <table:table-cell table:formula="of:=100*ABS( ([.F63]-[.D63])/[.F63])" office:value-type="float" office:value="10.0117021276596" calcext:value-type="float">
            <text:p>10.0117021276596</text:p>
          </table:table-cell>
          <table:table-cell/>
        </table:table-row>
        <table:table-row table:style-name="ro1">
          <table:table-cell office:value-type="string" calcext:value-type="string">
            <text:p>off6</text:p>
          </table:table-cell>
          <table:table-cell office:value-type="float" office:value="0.171442" calcext:value-type="float">
            <text:p>0.171442</text:p>
          </table:table-cell>
          <table:table-cell office:value-type="float" office:value="25.96" calcext:value-type="float">
            <text:p>25.96</text:p>
          </table:table-cell>
          <table:table-cell office:value-type="float" office:value="0.168106" calcext:value-type="float">
            <text:p>0.168106</text:p>
          </table:table-cell>
          <table:table-cell office:value-type="float" office:value="10.14" calcext:value-type="float">
            <text:p>10.14</text:p>
          </table:table-cell>
          <table:table-cell office:value-type="float" office:value="0.127" calcext:value-type="float">
            <text:p>0.127</text:p>
          </table:table-cell>
          <table:table-cell office:value-type="float" office:value="24.669" calcext:value-type="float">
            <text:p>24.669</text:p>
          </table:table-cell>
          <table:table-cell table:formula="of:=100*ABS( ([.F64]-[.D64])/[.F64])" office:value-type="float" office:value="32.3669291338583" calcext:value-type="float">
            <text:p>32.3669291338583</text:p>
          </table:table-cell>
          <table:table-cell/>
        </table:table-row>
        <table:table-row table:style-name="ro1">
          <table:table-cell office:value-type="string" calcext:value-type="string">
            <text:p>Iam6</text:p>
          </table:table-cell>
          <table:table-cell office:value-type="float" office:value="0.010945" calcext:value-type="float">
            <text:p>0.010945</text:p>
          </table:table-cell>
          <table:table-cell office:value-type="float" office:value="9.57" calcext:value-type="float">
            <text:p>9.57</text:p>
          </table:table-cell>
          <table:table-cell office:value-type="float" office:value="0.011443" calcext:value-type="float">
            <text:p>0.011443</text:p>
          </table:table-cell>
          <table:table-cell office:value-type="float" office:value="3.54" calcext:value-type="float">
            <text:p>3.54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12.9987" calcext:value-type="float">
            <text:p>12.9987</text:p>
          </table:table-cell>
          <table:table-cell table:formula="of:=100*ABS( ([.F65]-[.D65])/[.F65])" office:value-type="float" office:value="18.7033195020747" calcext:value-type="float">
            <text:p>18.7033195020747</text:p>
          </table:table-cell>
          <table:table-cell/>
        </table:table-row>
        <table:table-row table:style-name="ro1">
          <table:table-cell office:value-type="string" calcext:value-type="string">
            <text:p>fvm6</text:p>
          </table:table-cell>
          <table:table-cell office:value-type="float" office:value="0.584555" calcext:value-type="float">
            <text:p>0.584555</text:p>
          </table:table-cell>
          <table:table-cell office:value-type="float" office:value="1.93" calcext:value-type="float">
            <text:p>1.93</text:p>
          </table:table-cell>
          <table:table-cell office:value-type="float" office:value="0.58107" calcext:value-type="float">
            <text:p>0.58107</text:p>
          </table:table-cell>
          <table:table-cell office:value-type="float" office:value="0.75" calcext:value-type="float">
            <text:p>0.75</text:p>
          </table:table-cell>
          <table:table-cell office:value-type="float" office:value="0.616" calcext:value-type="float">
            <text:p>0.616</text:p>
          </table:table-cell>
          <table:table-cell office:value-type="float" office:value="1.6093" calcext:value-type="float">
            <text:p>1.6093</text:p>
          </table:table-cell>
          <table:table-cell table:formula="of:=100*ABS( ([.F66]-[.D66])/[.F66])" office:value-type="float" office:value="5.67045454545453" calcext:value-type="float">
            <text:p>5.67045454545453</text:p>
          </table:table-cell>
          <table:table-cell/>
        </table:table-row>
        <table:table-row table:style-name="ro1">
          <table:table-cell office:value-type="string" calcext:value-type="string">
            <text:p>fsm6</text:p>
          </table:table-cell>
          <table:table-cell office:value-type="float" office:value="2.091233" calcext:value-type="float">
            <text:p>2.091233</text:p>
          </table:table-cell>
          <table:table-cell office:value-type="float" office:value="3.25" calcext:value-type="float">
            <text:p>3.25</text:p>
          </table:table-cell>
          <table:table-cell office:value-type="float" office:value="2.107241" calcext:value-type="float">
            <text:p>2.107241</text:p>
          </table:table-cell>
          <table:table-cell office:value-type="float" office:value="1.24" calcext:value-type="float">
            <text:p>1.24</text:p>
          </table:table-cell>
          <table:table-cell office:value-type="float" office:value="1.95" calcext:value-type="float">
            <text:p>1.95</text:p>
          </table:table-cell>
          <table:table-cell office:value-type="float" office:value="3.4705" calcext:value-type="float">
            <text:p>3.4705</text:p>
          </table:table-cell>
          <table:table-cell table:formula="of:=100*ABS( ([.F67]-[.D67])/[.F67])" office:value-type="float" office:value="8.06364102564102" calcext:value-type="float">
            <text:p>8.06364102564102</text:p>
          </table:table-cell>
          <table:table-cell/>
        </table:table-row>
        <table:table-row table:style-name="ro1">
          <table:table-cell table:number-columns-repeated="7"/>
          <table:table-cell table:formula="of:=100*ABS( ([.F68]-[.D68])/[.F6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100*ABS( ([.F69]-[.D69])/[.F6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100*ABS( ([.F70]-[.D70])/[.F7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100*ABS( ([.F71]-[.D71])/[.F7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100*ABS( ([.F72]-[.D72])/[.F7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100*ABS( ([.F73]-[.D73])/[.F7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100*ABS( ([.F74]-[.D74])/[.F74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04:41:39.794774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5T13:13:47.663072821</dc:date>
    <meta:editing-duration>PT2H58M48S</meta:editing-duration>
    <meta:editing-cycles>2</meta:editing-cycles>
    <meta:generator>LibreOffice/6.4.6.2$Linux_X86_64 LibreOffice_project/40$Build-2</meta:generator>
    <meta:document-statistic meta:table-count="1" meta:cell-count="507" meta:object-count="0"/>
  </office:meta>
</office:document-meta>
</file>